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ingQueueStore.readStor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ndexingQueueStore.removeUUID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QueueStore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ingQueueStore.getP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QueueStore.IndexingQueueStore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ingQueueStore.addUUID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